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52a1f" officeooo:paragraph-rsid="00152a1f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52a1f" officeooo:paragraph-rsid="00152a1f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6d201" officeooo:paragraph-rsid="0016d201" style:font-size-asian="12.25pt" style:font-weight-asian="normal" style:font-size-complex="14pt" style:font-weight-complex="normal"/>
    </style:style>
    <style:style style:name="T1" style:family="text">
      <style:text-properties officeooo:rsid="0016d20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963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 RELATIONNELE</text:p>
      <text:p text:style-name="P1"/>
      <text:p text:style-name="P1"/>
      <text:p text:style-name="P2"><text:span text:style-name="T1">P</text:span>atient(<text:span text:style-name="T2">idpatient</text:span>,nom,prenom,adr,numtel,email,pwd,age,sex,datene,datecre,phprofile)</text:p>
      <text:p text:style-name="P2"/>
      <text:p text:style-name="P2"><text:span text:style-name="T1">M</text:span>ed<text:span text:style-name="T1">e</text:span>cin(<text:span text:style-name="T2">idmedecin</text:span>,nom,prenom,adr,numtel,email,pwd,age,sex,datecre,phprofile,specialite,active,prix,longtiude,latitude,note)</text:p>
      <text:p text:style-name="P2"/>
      <text:p text:style-name="P2"><text:span text:style-name="T1">C</text:span>linique(<text:span text:style-name="T2">idclinique</text:span>,nom,<text:span text:style-name="T3">prenom,</text:span>adr,numtel,email,pwd,<text:span text:style-name="T3">age,sex</text:span>,datecre,phprofile,note)</text:p>
      <text:p text:style-name="P2"/>
      <text:p text:style-name="P2"><text:span text:style-name="T1">P</text:span>harmacie(<text:span text:style-name="T2">idpharmacie</text:span>,nom,<text:span text:style-name="T3">prenom,</text:span>adr,numtel,email,pwd,<text:span text:style-name="T3">age,sex</text:span>,datecre,phprofile,note)</text:p>
      <text:p text:style-name="P2"/>
      <text:p text:style-name="P2"><text:span text:style-name="T1">S</text:span>ervicesclinique(<text:span text:style-name="T2">idservice</text:span>,#idclinique,nom,datecre,prixvisite)</text:p>
      <text:p text:style-name="P2"/>
      <text:p text:style-name="P2"><text:span text:style-name="T1">S</text:span>ervicespharmacie(<text:span text:style-name="T2">idservice</text:span>,#idpharmacie,nom,datecre,prixvisite)</text:p>
      <text:p text:style-name="P2"/>
      <text:p text:style-name="P3">Employemedecin(<text:span text:style-name="T2">id</text:span>,#idmedecin,jour,hdebut,hfin,maxpatient)</text:p>
      <text:p text:style-name="P3"/>
      <text:p text:style-name="P3">Employeclinique(<text:span text:style-name="T2">id</text:span>,#idclinique,jour,hdebut,hfin,maxpatient)</text:p>
      <text:p text:style-name="P3"/>
      <text:p text:style-name="P3">Employepharmacie(<text:span text:style-name="T2">id</text:span>,#idpharmacie,jour,hdebut,hfin)</text:p>
      <text:p text:style-name="P3"/>
      <text:p text:style-name="P3">Notationmedecin(<text:span text:style-name="T2">id</text:span>,#idpatient,#idmedecin,nbetoile,dajout)</text:p>
      <text:p text:style-name="P3"/>
      <text:p text:style-name="P3">Noationclinique(<text:span text:style-name="T2">id</text:span>,#idpatient,#idclinique,nbetoile,dajout)</text:p>
      <text:p text:style-name="P3"/>
      <text:p text:style-name="P3">Noationpharmacie(<text:span text:style-name="T2">id</text:span>,#idpatient,#idpharmacie,nbetoile,dajout)</text:p>
      <text:p text:style-name="P3"/>
      <text:p text:style-name="P3">Commentairmedecin(<text:span text:style-name="T2">id</text:span>,#idpatient,#idmedecin,contenus,dajout)</text:p>
      <text:p text:style-name="P3"/>
      <text:p text:style-name="P3">Commentairclinique(<text:span text:style-name="T2">id</text:span>,#idpatient,#idclinique,contenus,dajout)</text:p>
      <text:p text:style-name="P3"/>
      <text:p text:style-name="P3">Commentairpharmacie(<text:span text:style-name="T2">id</text:span>,#idpatient,#idpharmacie,contenus,dajout)</text:p>
      <text:p text:style-name="P3"/>
      <text:p text:style-name="P3">Rendez-vousmedecin(<text:span text:style-name="T2">id</text:span>,#idpatient,#idmedecin,jour)</text:p>
      <text:p text:style-name="P3"/>
      <text:p text:style-name="P3">Rendez-vousclinique(<text:span text:style-name="T2">id</text:span>,#idpatient,#idclinique,#idservice,date)</text:p>
      <text:p text:style-name="P3"/>
      <text:p text:style-name="P3">Hispatient(<text:span text:style-name="T2">id</text:span>,#idpatient,#idmedecin,datevisite)</text:p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7:53:19.123314380</meta:creation-date>
    <dc:date>2019-07-26T18:24:30.376070127</dc:date>
    <meta:editing-duration>PT9M49S</meta:editing-duration>
    <meta:editing-cycles>2</meta:editing-cycles>
    <meta:generator>LibreOffice/6.1.2.1$Linux_X86_64 LibreOffice_project/10$Build-1</meta:generator>
    <meta:document-statistic meta:table-count="0" meta:image-count="0" meta:object-count="0" meta:page-count="2" meta:paragraph-count="19" meta:word-count="20" meta:character-count="1200" meta:non-whitespace-character-count="1199"/>
  </office:meta>
</office:document-meta>
</file>